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svg:stroke-opacity="25%" draw:fill="solid" draw:opacity="25%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svg:stroke-opacity="25%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92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2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3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3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54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solid" draw:opacity="25%"/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4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9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T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9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</text:span><text:span text:style-name="T1">hori</text:span><text:span text:style-name="T1">zati</text:span><text:span text:style-name="T1">on-</text:span><text:span text:style-name="T1">Enh</text:span><text:span text:style-name="T1">anc</text:span><text:span text:style-name="T1">ed </text:span><text:span text:style-name="T1">Em</text:span><text:span text:style-name="T1">ail </text:span><text:span text:style-name="T1">Sys</text:span><text:span text:style-name="T1">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677cm" svg:y="8.6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2.201cm" svg:height="1.473cm" svg:x="9.677cm" svg:y="10.561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2.201cm" svg:height="1.473cm" svg:x="21.747cm" svg:y="8.66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9" draw:layer="layout" svg:x1="14.78cm" svg:y1="5.318cm" svg:x2="14.785cm" svg:y2="19.563cm">
          <text:p/>
        </draw:line>
        <draw:custom-shape draw:style-name="gr6" draw:text-style-name="P11" draw:layer="layout" svg:width="2.479cm" svg:height="0.642cm" svg:x="14.806cm" svg:y="7.345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xml:id="id1" draw:id="id1" draw:layer="layout" svg:width="2.2cm" svg:height="1.473cm" svg:x="17.772cm" svg:y="10.565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.201cm" svg:height="1.473cm" svg:x="5.677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cm" svg:height="1.473cm" svg:x="21.779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0.5cm" svg:height="1.208cm" svg:x="4.528cm" svg:y="3.655cm">
          <draw:text-box>
            <text:p text:style-name="P13"><text:span text:style-name="T6">Data-</text:span><text:span text:style-name="T6">flow </text:span><text:span text:style-name="T6">from </text:span><text:span text:style-name="T6"><text:a xlink:href="mailto:alice@a.com" xlink:type="simple">alice@a.com</text:a></text:span><text:span text:style-name="T6"><text:s/>to </text:span><text:span text:style-name="T6"><text:a xlink:href="mailto:bob@b.com" xlink:type="simple">bob@b.com</text:a></text:span></text:p>
          </draw:text-box>
        </draw:frame>
        <draw:custom-shape draw:style-name="gr11" draw:text-style-name="P14" xml:id="id4" draw:id="id4" draw:layer="layout" svg:width="2.201cm" svg:height="1.535cm" svg:x="5.677cm" svg:y="13.1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6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2.201cm" svg:height="1.535cm" svg:x="9.677cm" svg:y="13.1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Fetch 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8.872cm" svg:y1="12.038cm" svg:x2="18.877cm" svg:y2="13.195cm" draw:start-shape="id1" draw:start-glue-point="2" draw:end-shape="id2" draw:end-glue-point="0" svg:d="M18872 12038l5 1157" svg:viewBox="0 0 6 1158">
          <text:p/>
        </draw:connector>
        <draw:custom-shape draw:style-name="gr15" draw:text-style-name="P14" xml:id="id6" draw:id="id6" draw:layer="layout" svg:width="2.201cm" svg:height="1.535cm" svg:x="21.777cm" svg:y="13.1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201cm" svg:height="1.535cm" svg:x="17.777cm" svg:y="13.1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Fetch 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7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6" xml:id="id5" draw:id="id5" draw:layer="layout" svg:width="1.932cm" svg:height="1.889cm" svg:x="25.675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6" xml:id="id3" draw:id="id3" draw:layer="layout" svg:width="1.923cm" svg:height="1.872cm" svg:x="2.01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3.957cm" svg:x2="5.677cm" svg:y2="13.962cm" draw:start-shape="id3" draw:start-glue-point="8" draw:end-shape="id4" draw:end-glue-point="3" svg:d="M3933 13957l1744 5" svg:viewBox="0 0 1745 6">
          <text:p/>
        </draw:connector>
        <draw:connector draw:style-name="gr20" draw:text-style-name="P15" draw:layer="layout" draw:type="line" svg:x1="25.675cm" svg:y1="13.965cm" svg:x2="23.978cm" svg:y2="13.962cm" draw:start-shape="id5" draw:start-glue-point="8" draw:end-shape="id6" draw:end-glue-point="1" svg:d="M25675 13965l-1697-3" svg:viewBox="0 0 1698 4">
          <text:p/>
        </draw:connector>
        <draw:connector draw:style-name="gr21" draw:text-style-name="P15" draw:layer="layout" draw:type="line" svg:x1="6.777cm" svg:y1="16.995cm" svg:x2="6.777cm" svg:y2="14.73cm" draw:start-shape="id7" draw:start-glue-point="0" draw:end-shape="id4" draw:end-glue-point="2" svg:d="M6777 16995v-2265" svg:viewBox="0 0 1 2266">
          <text:p/>
        </draw:connector>
        <draw:connector draw:style-name="gr22" draw:text-style-name="P15" draw:layer="layout" draw:type="line" svg:x1="22.877cm" svg:y1="16.995cm" svg:x2="22.877cm" svg:y2="14.73cm" draw:start-shape="id8" draw:start-glue-point="0" draw:end-shape="id6" draw:end-glue-point="2" svg:d="M22877 16995v-2265" svg:viewBox="0 0 1 2266">
          <text:p/>
        </draw:connector>
        <draw:connector draw:style-name="gr23" draw:text-style-name="P17" draw:layer="layout" svg:x1="7.878cm" svg:y1="9.396cm" svg:x2="10.777cm" svg:y2="10.561cm" draw:start-shape="id9" draw:start-glue-point="1" draw:end-shape="id10" draw:end-glue-point="0" svg:d="M7878 9396h2899v1165" svg:viewBox="0 0 2900 1166">
          <text:p/>
        </draw:connector>
        <draw:connector draw:style-name="gr14" draw:text-style-name="P15" draw:layer="layout" svg:x1="21.748cm" svg:y1="9.396cm" svg:x2="18.872cm" svg:y2="10.565cm" draw:start-shape="id11" draw:start-glue-point="3" draw:end-shape="id1" draw:end-glue-point="0" svg:d="M21748 9396h-2876v1169" svg:viewBox="0 0 2877 1170">
          <text:p/>
        </draw:connector>
        <draw:connector draw:style-name="gr21" draw:text-style-name="P15" draw:layer="layout" svg:x1="6.777cm" svg:y1="8.66cm" svg:x2="22.848cm" svg:y2="8.66cm" draw:start-shape="id9" draw:start-glue-point="0" draw:end-shape="id11" draw:end-glue-point="0" svg:d="M6777 8660v-514h16071v514" svg:viewBox="0 0 16072 515">
          <text:p/>
        </draw:connector>
        <draw:connector draw:style-name="gr14" draw:text-style-name="P15" draw:layer="layout" draw:type="line" svg:x1="6.777cm" svg:y1="13.195cm" svg:x2="6.777cm" svg:y2="10.133cm" draw:start-shape="id4" draw:start-glue-point="0" draw:end-shape="id9" draw:end-glue-point="2" svg:d="M6777 13195v-3062" svg:viewBox="0 0 1 3063">
          <text:p/>
        </draw:connector>
        <draw:connector draw:style-name="gr23" draw:text-style-name="P17" draw:layer="layout" svg:x1="10.777cm" svg:y1="12.034cm" svg:x2="10.777cm" svg:y2="13.195cm" draw:start-shape="id10" draw:start-glue-point="2" draw:end-shape="id12" draw:end-glue-point="0" svg:d="M10777 12034v1161" svg:viewBox="0 0 1 1162">
          <text:p/>
        </draw:connector>
        <draw:connector draw:style-name="gr14" draw:text-style-name="P15" draw:layer="layout" draw:type="line" svg:x1="9.677cm" svg:y1="13.962cm" svg:x2="7.878cm" svg:y2="13.962cm" draw:start-shape="id12" draw:start-glue-point="3" draw:end-shape="id4" draw:end-glue-point="1" svg:d="M9677 13962h-1799" svg:viewBox="0 0 1800 1">
          <text:p/>
        </draw:connector>
        <draw:connector draw:style-name="gr23" draw:text-style-name="P17" draw:layer="layout" draw:type="line" svg:x1="22.877cm" svg:y1="13.195cm" svg:x2="22.848cm" svg:y2="10.133cm" draw:start-shape="id6" draw:start-glue-point="0" draw:end-shape="id11" draw:end-glue-point="2" svg:d="M22877 13195l-29-3062" svg:viewBox="0 0 30 3063">
          <text:p/>
        </draw:connector>
        <draw:connector draw:style-name="gr14" draw:text-style-name="P15" draw:layer="layout" draw:type="line" svg:x1="19.978cm" svg:y1="13.962cm" svg:x2="21.777cm" svg:y2="13.962cm" draw:start-shape="id2" draw:start-glue-point="1" draw:end-shape="id6" draw:end-glue-point="3" svg:d="M19978 13962h1799" svg:viewBox="0 0 1800 1">
          <text:p/>
        </draw:connector>
        <draw:connector draw:style-name="gr24" draw:text-style-name="P15" draw:layer="layout" draw:type="lines" draw:line-skew="0.824cm 0.824cm" svg:x1="22.343cm" svg:y1="14.73cm" svg:x2="10.777cm" svg:y2="14.73cm" draw:start-shape="id6" draw:start-glue-point="5" draw:end-shape="id12" draw:end-glue-point="2" svg:d="M22343 14730v1336h-11566v-1336" svg:viewBox="0 0 11567 1337">
          <text:p/>
        </draw:connector>
        <draw:custom-shape draw:style-name="gr25" draw:text-style-name="P19" draw:layer="layout" svg:width="2.195cm" svg:height="0.642cm" svg:x="14.858cm" svg:y="14.469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6.6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6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497cm" svg:height="0.642cm" svg:x="6.825cm" svg:y="11.417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2" draw:layer="layout" svg:width="1.497cm" svg:height="0.642cm" svg:x="22.929cm" svg:y="11.4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2" draw:layer="layout" svg:width="2.487cm" svg:height="0.642cm" svg:x="10.791cm" svg:y="12.187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1" draw:layer="layout" svg:width="2.487cm" svg:height="0.642cm" svg:x="18.894cm" svg:y="12.199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1.408cm" svg:height="0.642cm" svg:x="8.065cm" svg:y="13.281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1.408cm" svg:height="0.642cm" svg:x="20.179cm" svg:y="13.2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1.497cm" svg:height="0.642cm" svg:x="19.533cm" svg:y="8.741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1.408cm" svg:height="0.642cm" svg:x="6.779cm" svg:y="15.5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1.408cm" svg:height="0.642cm" svg:x="22.893cm" svg:y="15.605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2.729cm" svg:height="0.642cm" svg:x="5.413cm" svg:y="18.926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2.581cm" svg:height="0.642cm" svg:x="21.69cm" svg:y="18.935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1.573cm" svg:height="0.642cm" svg:x="5.986cm" svg:y="5.16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1.586cm" svg:height="0.642cm" svg:x="22.075cm" svg:y="5.20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0" draw:text-style-name="P15" draw:layer="layout" svg:x1="7.329cm" svg:y1="14.724cm" svg:x2="18.877cm" svg:y2="14.73cm" draw:start-shape="id4" draw:start-glue-point="5" draw:end-shape="id2" draw:end-glue-point="2" svg:d="M7329 14724v518h11548v-512" svg:viewBox="0 0 11549 519">
          <text:p/>
        </draw:connector>
        <draw:custom-shape draw:style-name="gr41" draw:text-style-name="P23" draw:layer="layout" svg:width="2.195cm" svg:height="0.642cm" svg:x="14.86cm" svg:y="15.478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3" draw:layer="layout" svg:width="1.497cm" svg:height="0.642cm" svg:x="8.637cm" svg:y="8.753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1" draw:master-page-name="Default">
        <draw:custom-shape draw:style-name="gr43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4" xml:id="id21" draw:id="id21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22" draw:id="id22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8" xml:id="id23" draw:id="id23" draw:layer="layout" svg:width="2.201cm" svg:height="1.473cm" svg:x="21.74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47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8" xml:id="id13" draw:id="id13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xml:id="id16" draw:id="id16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xml:id="id19" draw:id="id19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24" draw:id="id24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10">(</text:span><text:span text:style-name="T5">Fetch 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13" draw:start-glue-point="2" draw:end-shape="id14" draw:end-glue-point="0" svg:d="M18872 10047l5 1157" svg:viewBox="0 0 6 1158">
          <text:p/>
        </draw:connector>
        <draw:custom-shape draw:style-name="gr54" draw:text-style-name="P14" xml:id="id18" draw:id="id18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xml:id="id14" draw:id="id14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10">(</text:span><text:span text:style-name="T5">Fetch 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xml:id="id20" draw:id="id20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6" xml:id="id17" draw:id="id17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" draw:text-style-name="P16" xml:id="id15" draw:id="id15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15" draw:start-glue-point="8" draw:end-shape="id16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17" draw:start-glue-point="8" draw:end-shape="id18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19" draw:start-glue-point="0" draw:end-shape="id16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20" draw:start-glue-point="0" draw:end-shape="id18" draw:end-glue-point="2" svg:d="M22877 15004v-2265" svg:viewBox="0 0 1 2266">
          <text:p/>
        </draw:connector>
        <draw:connector draw:style-name="gr23" draw:text-style-name="P17" draw:layer="layout" svg:x1="7.878cm" svg:y1="7.405cm" svg:x2="10.777cm" svg:y2="8.57cm" draw:start-shape="id21" draw:start-glue-point="1" draw:end-shape="id22" draw:end-glue-point="0" svg:d="M7878 7405h2899v1165" svg:viewBox="0 0 2900 1166">
          <text:p/>
        </draw:connector>
        <draw:connector draw:style-name="gr14" draw:text-style-name="P15" draw:layer="layout" svg:x1="21.748cm" svg:y1="7.405cm" svg:x2="18.872cm" svg:y2="8.574cm" draw:start-shape="id23" draw:start-glue-point="3" draw:end-shape="id13" draw:end-glue-point="0" svg:d="M21748 7405h-2876v1169" svg:viewBox="0 0 2877 1170">
          <text:p/>
        </draw:connector>
        <draw:connector draw:style-name="gr21" draw:text-style-name="P15" draw:layer="layout" svg:x1="6.777cm" svg:y1="6.669cm" svg:x2="22.848cm" svg:y2="6.669cm" draw:start-shape="id21" draw:start-glue-point="0" draw:end-shape="id23" draw:end-glue-point="0" svg:d="M6777 6669v-514h16071v514" svg:viewBox="0 0 16072 515">
          <text:p/>
        </draw:connector>
        <draw:connector draw:style-name="gr14" draw:text-style-name="P15" draw:layer="layout" draw:type="line" svg:x1="6.777cm" svg:y1="11.204cm" svg:x2="6.777cm" svg:y2="8.142cm" draw:start-shape="id16" draw:start-glue-point="0" draw:end-shape="id21" draw:end-glue-point="2" svg:d="M6777 11204v-3062" svg:viewBox="0 0 1 3063">
          <text:p/>
        </draw:connector>
        <draw:connector draw:style-name="gr23" draw:text-style-name="P17" draw:layer="layout" svg:x1="10.777cm" svg:y1="10.043cm" svg:x2="10.777cm" svg:y2="11.204cm" draw:start-shape="id22" draw:start-glue-point="2" draw:end-shape="id24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24" draw:start-glue-point="3" draw:end-shape="id16" draw:end-glue-point="1" svg:d="M9677 11971h-1799" svg:viewBox="0 0 1800 1">
          <text:p/>
        </draw:connector>
        <draw:connector draw:style-name="gr23" draw:text-style-name="P17" draw:layer="layout" draw:type="line" svg:x1="22.877cm" svg:y1="11.204cm" svg:x2="22.848cm" svg:y2="8.142cm" draw:start-shape="id18" draw:start-glue-point="0" draw:end-shape="id23" draw:end-glue-point="2" svg:d="M22877 11204l-29-3062" svg:viewBox="0 0 30 3063">
          <text:p/>
        </draw:connector>
        <draw:connector draw:style-name="gr14" draw:text-style-name="P15" draw:layer="layout" draw:type="line" svg:x1="19.978cm" svg:y1="11.971cm" svg:x2="21.777cm" svg:y2="11.971cm" draw:start-shape="id14" draw:start-glue-point="1" draw:end-shape="id18" draw:end-glue-point="3" svg:d="M19978 11971h1799" svg:viewBox="0 0 1800 1">
          <text:p/>
        </draw:connector>
        <draw:connector draw:style-name="gr24" draw:text-style-name="P15" draw:layer="layout" draw:type="lines" draw:line-skew="0.824cm 0.824cm" svg:x1="22.343cm" svg:y1="12.739cm" svg:x2="10.777cm" svg:y2="12.739cm" draw:start-shape="id18" draw:start-glue-point="5" draw:end-shape="id24" draw:end-glue-point="2" svg:d="M22343 12739v1336h-11566v-1336" svg:viewBox="0 0 11567 1337">
          <text:p/>
        </draw:connector>
        <draw:custom-shape draw:style-name="gr59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" draw:text-style-name="P15" draw:layer="layout" svg:x1="7.329cm" svg:y1="12.733cm" svg:x2="18.877cm" svg:y2="12.739cm" draw:start-shape="id16" draw:start-glue-point="5" draw:end-shape="id14" draw:end-glue-point="2" svg:d="M7329 12733v518h11548v-512" svg:viewBox="0 0 11549 519">
          <text:p/>
        </draw:connector>
        <draw:custom-shape draw:style-name="gr73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7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4" xml:id="id33" draw:id="id33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" xml:id="id34" draw:id="id34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8" xml:id="id35" draw:id="id35" draw:layer="layout" svg:width="2.201cm" svg:height="1.473cm" svg:x="21.74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79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8" xml:id="id25" draw:id="id25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4" xml:id="id28" draw:id="id28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31" draw:id="id31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4" xml:id="id36" draw:id="id36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10">(</text:span><text:span text:style-name="T5">Fetch 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25" draw:start-glue-point="2" draw:end-shape="id26" draw:end-glue-point="0" svg:d="M18872 10047l5 1157" svg:viewBox="0 0 6 1158">
          <text:p/>
        </draw:connector>
        <draw:custom-shape draw:style-name="gr86" draw:text-style-name="P14" xml:id="id30" draw:id="id30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xml:id="id26" draw:id="id26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10">(</text:span><text:span text:style-name="T5">Fetch 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xml:id="id32" draw:id="id32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6" xml:id="id29" draw:id="id29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0" draw:text-style-name="P16" xml:id="id27" draw:id="id27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27" draw:start-glue-point="8" draw:end-shape="id28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29" draw:start-glue-point="8" draw:end-shape="id30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31" draw:start-glue-point="0" draw:end-shape="id28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32" draw:start-glue-point="0" draw:end-shape="id30" draw:end-glue-point="2" svg:d="M22877 15004v-2265" svg:viewBox="0 0 1 2266">
          <text:p/>
        </draw:connector>
        <draw:connector draw:style-name="gr91" draw:text-style-name="P17" draw:layer="layout" svg:x1="7.878cm" svg:y1="7.405cm" svg:x2="10.777cm" svg:y2="8.57cm" draw:start-shape="id33" draw:start-glue-point="1" draw:end-shape="id34" draw:end-glue-point="0" svg:d="M7878 7405h2899v1165" svg:viewBox="0 0 2900 1166">
          <text:p/>
        </draw:connector>
        <draw:connector draw:style-name="gr14" draw:text-style-name="P15" draw:layer="layout" svg:x1="21.748cm" svg:y1="7.405cm" svg:x2="18.872cm" svg:y2="8.574cm" draw:start-shape="id35" draw:start-glue-point="3" draw:end-shape="id25" draw:end-glue-point="0" svg:d="M21748 7405h-2876v1169" svg:viewBox="0 0 2877 1170">
          <text:p/>
        </draw:connector>
        <draw:connector draw:style-name="gr21" draw:text-style-name="P15" draw:layer="layout" svg:x1="6.777cm" svg:y1="6.669cm" svg:x2="22.848cm" svg:y2="6.669cm" draw:start-shape="id33" draw:start-glue-point="0" draw:end-shape="id35" draw:end-glue-point="0" svg:d="M6777 6669v-514h16071v514" svg:viewBox="0 0 16072 515">
          <text:p/>
        </draw:connector>
        <draw:connector draw:style-name="gr14" draw:text-style-name="P15" draw:layer="layout" draw:type="line" svg:x1="6.777cm" svg:y1="11.204cm" svg:x2="6.777cm" svg:y2="8.142cm" draw:start-shape="id28" draw:start-glue-point="0" draw:end-shape="id33" draw:end-glue-point="2" svg:d="M6777 11204v-3062" svg:viewBox="0 0 1 3063">
          <text:p/>
        </draw:connector>
        <draw:connector draw:style-name="gr91" draw:text-style-name="P17" draw:layer="layout" svg:x1="10.777cm" svg:y1="10.043cm" svg:x2="10.777cm" svg:y2="11.204cm" draw:start-shape="id34" draw:start-glue-point="2" draw:end-shape="id36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36" draw:start-glue-point="3" draw:end-shape="id28" draw:end-glue-point="1" svg:d="M9677 11971h-1799" svg:viewBox="0 0 1800 1">
          <text:p/>
        </draw:connector>
        <draw:connector draw:style-name="gr91" draw:text-style-name="P17" draw:layer="layout" draw:type="line" svg:x1="22.877cm" svg:y1="11.204cm" svg:x2="22.848cm" svg:y2="8.142cm" draw:start-shape="id30" draw:start-glue-point="0" draw:end-shape="id35" draw:end-glue-point="2" svg:d="M22877 11204l-29-3062" svg:viewBox="0 0 30 3063">
          <text:p/>
        </draw:connector>
        <draw:connector draw:style-name="gr14" draw:text-style-name="P15" draw:layer="layout" draw:type="line" svg:x1="19.978cm" svg:y1="11.971cm" svg:x2="21.777cm" svg:y2="11.971cm" draw:start-shape="id26" draw:start-glue-point="1" draw:end-shape="id30" draw:end-glue-point="3" svg:d="M19978 11971h1799" svg:viewBox="0 0 1800 1">
          <text:p/>
        </draw:connector>
        <draw:connector draw:style-name="gr92" draw:text-style-name="P15" draw:layer="layout" draw:type="lines" draw:line-skew="0.824cm 0.824cm" svg:x1="22.343cm" svg:y1="12.739cm" svg:x2="10.777cm" svg:y2="12.739cm" draw:start-shape="id30" draw:start-glue-point="5" draw:end-shape="id36" draw:end-glue-point="2" svg:d="M22343 12739v1336h-11566v-1336" svg:viewBox="0 0 11567 1337">
          <text:p/>
        </draw:connector>
        <draw:custom-shape draw:style-name="gr93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" draw:text-style-name="P15" draw:layer="layout" svg:x1="7.329cm" svg:y1="12.733cm" svg:x2="18.877cm" svg:y2="12.739cm" draw:start-shape="id28" draw:start-glue-point="5" draw:end-shape="id26" draw:end-glue-point="2" svg:d="M7329 12733v518h11548v-512" svg:viewBox="0 0 11549 519">
          <text:p/>
        </draw:connector>
        <draw:custom-shape draw:style-name="gr107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109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4" xml:id="id45" draw:id="id45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" xml:id="id46" draw:id="id46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8" xml:id="id47" draw:id="id47" draw:layer="layout" svg:width="2.201cm" svg:height="1.473cm" svg:x="21.74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113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8" xml:id="id37" draw:id="id37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4" xml:id="id40" draw:id="id40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43" draw:id="id43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4" xml:id="id48" draw:id="id48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10">(</text:span><text:span text:style-name="T5">Fetch 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37" draw:start-glue-point="2" draw:end-shape="id38" draw:end-glue-point="0" svg:d="M18872 10047l5 1157" svg:viewBox="0 0 6 1158">
          <text:p/>
        </draw:connector>
        <draw:custom-shape draw:style-name="gr120" draw:text-style-name="P14" xml:id="id42" draw:id="id42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4" xml:id="id38" draw:id="id38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10">(</text:span><text:span text:style-name="T5">Fetch 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" xml:id="id44" draw:id="id44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16" xml:id="id41" draw:id="id41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4" draw:text-style-name="P16" xml:id="id39" draw:id="id39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39" draw:start-glue-point="8" draw:end-shape="id40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41" draw:start-glue-point="8" draw:end-shape="id42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43" draw:start-glue-point="0" draw:end-shape="id40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44" draw:start-glue-point="0" draw:end-shape="id42" draw:end-glue-point="2" svg:d="M22877 15004v-2265" svg:viewBox="0 0 1 2266">
          <text:p/>
        </draw:connector>
        <draw:connector draw:style-name="gr91" draw:text-style-name="P17" draw:layer="layout" svg:x1="7.878cm" svg:y1="7.405cm" svg:x2="10.777cm" svg:y2="8.57cm" draw:start-shape="id45" draw:start-glue-point="1" draw:end-shape="id46" draw:end-glue-point="0" svg:d="M7878 7405h2899v1165" svg:viewBox="0 0 2900 1166">
          <text:p/>
        </draw:connector>
        <draw:connector draw:style-name="gr14" draw:text-style-name="P15" draw:layer="layout" svg:x1="21.748cm" svg:y1="7.405cm" svg:x2="18.872cm" svg:y2="8.574cm" draw:start-shape="id47" draw:start-glue-point="3" draw:end-shape="id37" draw:end-glue-point="0" svg:d="M21748 7405h-2876v1169" svg:viewBox="0 0 2877 1170">
          <text:p/>
        </draw:connector>
        <draw:connector draw:style-name="gr21" draw:text-style-name="P15" draw:layer="layout" svg:x1="6.777cm" svg:y1="6.669cm" svg:x2="22.848cm" svg:y2="6.669cm" draw:start-shape="id45" draw:start-glue-point="0" draw:end-shape="id47" draw:end-glue-point="0" svg:d="M6777 6669v-514h16071v514" svg:viewBox="0 0 16072 515">
          <text:p/>
        </draw:connector>
        <draw:connector draw:style-name="gr14" draw:text-style-name="P15" draw:layer="layout" draw:type="line" svg:x1="6.777cm" svg:y1="11.204cm" svg:x2="6.777cm" svg:y2="8.142cm" draw:start-shape="id40" draw:start-glue-point="0" draw:end-shape="id45" draw:end-glue-point="2" svg:d="M6777 11204v-3062" svg:viewBox="0 0 1 3063">
          <text:p/>
        </draw:connector>
        <draw:connector draw:style-name="gr91" draw:text-style-name="P17" draw:layer="layout" svg:x1="10.777cm" svg:y1="10.043cm" svg:x2="10.777cm" svg:y2="11.204cm" draw:start-shape="id46" draw:start-glue-point="2" draw:end-shape="id48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48" draw:start-glue-point="3" draw:end-shape="id40" draw:end-glue-point="1" svg:d="M9677 11971h-1799" svg:viewBox="0 0 1800 1">
          <text:p/>
        </draw:connector>
        <draw:connector draw:style-name="gr91" draw:text-style-name="P17" draw:layer="layout" draw:type="line" svg:x1="22.877cm" svg:y1="11.204cm" svg:x2="22.848cm" svg:y2="8.142cm" draw:start-shape="id42" draw:start-glue-point="0" draw:end-shape="id47" draw:end-glue-point="2" svg:d="M22877 11204l-29-3062" svg:viewBox="0 0 30 3063">
          <text:p/>
        </draw:connector>
        <draw:connector draw:style-name="gr14" draw:text-style-name="P15" draw:layer="layout" draw:type="line" svg:x1="19.978cm" svg:y1="11.971cm" svg:x2="21.777cm" svg:y2="11.971cm" draw:start-shape="id38" draw:start-glue-point="1" draw:end-shape="id42" draw:end-glue-point="3" svg:d="M19978 11971h1799" svg:viewBox="0 0 1800 1">
          <text:p/>
        </draw:connector>
        <draw:connector draw:style-name="gr92" draw:text-style-name="P15" draw:layer="layout" draw:type="lines" draw:line-skew="0.824cm 0.824cm" svg:x1="22.343cm" svg:y1="12.739cm" svg:x2="10.777cm" svg:y2="12.739cm" draw:start-shape="id42" draw:start-glue-point="5" draw:end-shape="id48" draw:end-glue-point="2" svg:d="M22343 12739v1336h-11566v-1336" svg:viewBox="0 0 11567 1337">
          <text:p/>
        </draw:connector>
        <draw:custom-shape draw:style-name="gr125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" draw:text-style-name="P15" draw:layer="layout" svg:x1="7.329cm" svg:y1="12.733cm" svg:x2="18.877cm" svg:y2="12.739cm" draw:start-shape="id40" draw:start-glue-point="5" draw:end-shape="id38" draw:end-glue-point="2" svg:d="M7329 12733v518h11548v-512" svg:viewBox="0 0 11549 519">
          <text:p/>
        </draw:connector>
        <draw:custom-shape draw:style-name="gr139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1" draw:text-style-name="P24" draw:layer="layout" svg:x1="12.135cm" svg:y1="14.936cm" svg:x2="17.479cm" svg:y2="14.936cm">
          <text:p text:style-name="P13"><text:span text:style-name="T11">UMA </text:span><text:span text:style-name="T11">Trust</text:span></text:p>
        </draw:line>
        <draw:line draw:style-name="gr142" draw:text-style-name="P24" draw:layer="layout" svg:x1="12.125cm" svg:y1="7.036cm" svg:x2="17.469cm" svg:y2="7.036cm">
          <text:p text:style-name="P13"><text:span text:style-name="T11">Mail Trust</text:span></text:p>
        </draw:line>
        <draw:g>
          <draw:polygon draw:style-name="gr143" draw:text-style-name="P25" draw:layer="layout" svg:width="5.343cm" svg:height="1.147cm" svg:x="12.126cm" svg:y="10.462cm" svg:viewBox="0 0 5344 1148" draw:points="5344,257 5344,574 5344,892 1722,892 1722,1148 0,574 1722,0 1722,257">
            <text:p/>
          </draw:polygon>
        </draw:g>
        <draw:custom-shape draw:style-name="gr144" draw:text-style-name="P27" draw:layer="layout" svg:width="3.398cm" svg:height="0.705cm" svg:x="13.197cm" svg:y="10.674cm">
          <text:list text:style-name="L1">
            <text:list-header>
              <text:p text:style-name="P26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14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4" xml:id="id53" draw:id="id53" draw:layer="layout" svg:width="3.937cm" svg:height="2.032cm" svg:x="5.81cm" svg:y="6.669cm">
          <text:list text:style-name="L1">
            <text:list-header>
              <text:p text:style-name="P3"><text:span text:style-name="T2">Email </text:span><text:span text:style-name="T2">Syste</text:span><text:span text:style-name="T2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8" xml:id="id54" draw:id="id54" draw:layer="layout" svg:width="3.937cm" svg:height="2.032cm" svg:x="19.938cm" svg:y="6.669cm">
          <text:list text:style-name="L3">
            <text:list-header>
              <text:p text:style-name="P7"><text:span text:style-name="T2">Email </text:span><text:span text:style-name="T2">Syste</text:span><text:span text:style-name="T2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2cm" svg:y1="5.953cm" svg:x2="14.785cm" svg:y2="17.572cm">
          <text:p/>
        </draw:line>
        <draw:custom-shape draw:style-name="gr148" draw:text-style-name="P11" draw:layer="layout" svg:width="2.479cm" svg:height="0.642cm" svg:x="14.806cm" svg:y="7.054cm">
          <text:list text:style-name="L1">
            <text:list-header>
              <text:p text:style-name="P10"><text:span text:style-name="T4">SMTP </text:span><text:span text:style-name="T4">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14" xml:id="id50" draw:id="id50" draw:layer="layout" svg:width="3.937cm" svg:height="2.032cm" svg:x="5.81cm" svg:y="10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" xml:id="id49" draw:id="id49" draw:layer="layout" svg:width="2.201cm" svg:height="1.535cm" svg:x="6.677cm" svg:y="15.004cm">
          <text:list text:style-name="L1">
            <text:list-header>
              <text:p text:style-name="P3"><text:span text:style-name="T7">W</text:span><text:span text:style-name="T7">e</text:span><text:span text:style-name="T7">b</text:span><text:span text:style-name="T7">m</text:span><text:span text:style-name="T7">ai</text:span><text:span text:style-name="T7">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4" xml:id="id52" draw:id="id52" draw:layer="layout" svg:width="3.937cm" svg:height="2.032cm" svg:x="19.939cm" svg:y="10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</text:span><text:span text:style-name="T2">M</text:span><text:span text:style-name="T2">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4" xml:id="id51" draw:id="id51" draw:layer="layout" svg:width="2.201cm" svg:height="1.535cm" svg:x="20.777cm" svg:y="15.004cm">
          <text:list text:style-name="L1">
            <text:list-header>
              <text:p text:style-name="P3"><text:span text:style-name="T7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5" draw:layer="layout" draw:type="line" svg:x1="7.777cm" svg:y1="15.004cm" svg:x2="7.778cm" svg:y2="12.938cm" draw:start-shape="id49" draw:start-glue-point="0" draw:end-shape="id50" draw:end-glue-point="2" svg:d="M7777 15004l1-2066" svg:viewBox="0 0 2 2067">
          <text:p/>
        </draw:connector>
        <draw:connector draw:style-name="gr20" draw:text-style-name="P15" draw:layer="layout" draw:type="line" svg:x1="21.877cm" svg:y1="15.004cm" svg:x2="21.907cm" svg:y2="12.938cm" draw:start-shape="id51" draw:start-glue-point="0" draw:end-shape="id52" draw:end-glue-point="2" svg:d="M21877 15004l30-2066" svg:viewBox="0 0 31 2067">
          <text:p/>
        </draw:connector>
        <draw:connector draw:style-name="gr20" draw:text-style-name="P15" draw:layer="layout" svg:x1="9.747cm" svg:y1="7.685cm" svg:x2="19.939cm" svg:y2="7.685cm" draw:start-shape="id53" draw:start-glue-point="1" draw:end-shape="id54" draw:end-glue-point="3" svg:d="M9747 7685h10192" svg:viewBox="0 0 10193 1">
          <text:p/>
        </draw:connector>
        <draw:connector draw:style-name="gr153" draw:text-style-name="P15" draw:layer="layout" draw:type="line" svg:x1="7.778cm" svg:y1="10.906cm" svg:x2="7.778cm" svg:y2="8.701cm" draw:start-shape="id50" draw:start-glue-point="0" draw:end-shape="id53" draw:end-glue-point="2" svg:d="M7778 10906v-2205" svg:viewBox="0 0 1 2206">
          <text:p/>
        </draw:connector>
        <draw:connector draw:style-name="gr154" draw:text-style-name="P17" draw:layer="layout" draw:type="line" svg:x1="21.907cm" svg:y1="10.906cm" svg:x2="21.907cm" svg:y2="8.701cm" draw:start-shape="id52" draw:start-glue-point="0" draw:end-shape="id54" draw:end-glue-point="2" svg:d="M21907 10906v-2205" svg:viewBox="0 0 1 2206">
          <text:p/>
        </draw:connector>
        <draw:custom-shape draw:style-name="gr155" draw:text-style-name="P19" draw:layer="layout" svg:width="2.195cm" svg:height="0.642cm" svg:x="14.858cm" svg:y="11.2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6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0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1" draw:layer="layout" svg:width="3.376cm" svg:height="0.642cm" svg:x="7.788cm" svg:y="9.526cm">
          <text:list text:style-name="L1">
            <text:list-header>
              <text:p text:style-name="P10"><text:span text:style-name="T4">SMTP/</text:span><text:span text:style-name="T4">POP/</text:span><text:span text:style-name="T4">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9" draw:layer="layout" svg:width="3.376cm" svg:height="0.642cm" svg:x="21.89cm" svg:y="9.538cm">
          <text:list text:style-name="L3">
            <text:list-header>
              <text:p text:style-name="P28"><text:span text:style-name="T4">SMTP/</text:span><text:span text:style-name="T4">POP/</text:span><text:span text:style-name="T4">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11" draw:layer="layout" svg:width="1.408cm" svg:height="0.642cm" svg:x="7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11" draw:layer="layout" svg:width="1.408cm" svg:height="0.642cm" svg:x="21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11" draw:layer="layout" svg:width="2.729cm" svg:height="0.642cm" svg:x="6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11" draw:layer="layout" svg:width="2.581cm" svg:height="0.642cm" svg:x="20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11" draw:layer="layout" svg:width="1.573cm" svg:height="0.642cm" svg:x="6.986cm" svg:y="5.8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11" draw:layer="layout" svg:width="1.586cm" svg:height="0.642cm" svg:x="21.075cm" svg:y="5.9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4" draw:text-style-name="P15" draw:layer="layout" svg:x1="9.747cm" svg:y1="11.922cm" svg:x2="19.939cm" svg:y2="11.922cm" draw:start-shape="id50" draw:start-glue-point="1" draw:end-shape="id52" draw:end-glue-point="3" svg:d="M9747 11922h10192" svg:viewBox="0 0 10193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10T11:44:41.450122278</dc:date>
    <dc:creator>Igor Zboran</dc:creator>
    <meta:editing-duration>PT12H18M59S</meta:editing-duration>
    <meta:editing-cycles>115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232"/>
  </office:meta>
</office:document-meta>
</file>